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0eb877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officeooo:rsid="000eb877" officeooo:paragraph-rsid="000eb877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text-properties fo:language="es" fo:country="ES" style:text-underline-style="solid" style:text-underline-width="auto" style:text-underline-color="font-color"/>
    </style:style>
    <style:style style:name="P10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11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12" style:family="paragraph" style:parent-style-name="Standard" style:list-style-name="WWNum1">
      <style:paragraph-properties fo:margin-top="0cm" fo:margin-bottom="0cm" loext:contextual-spacing="false" fo:text-align="start" style:justify-single-word="false"/>
      <style:text-properties officeooo:paragraph-rsid="000eb877"/>
    </style:style>
    <style:style style:name="P13" style:family="paragraph" style:parent-style-name="Standard" style:list-style-name="WWNum1">
      <style:paragraph-properties fo:margin-top="0cm" fo:margin-bottom="0cm" loext:contextual-spacing="false"/>
    </style:style>
    <style:style style:name="P14" style:family="paragraph" style:parent-style-name="Standard" style:list-style-name="WWNum1">
      <style:paragraph-properties fo:margin-top="0cm" fo:margin-bottom="0cm" loext:contextual-spacing="false"/>
      <style:text-properties officeooo:paragraph-rsid="000eb877"/>
    </style:style>
    <style:style style:name="P15" style:family="paragraph" style:parent-style-name="Standard" style:list-style-name="WWNum1">
      <style:paragraph-properties fo:margin-top="0cm" fo:margin-bottom="0cm" loext:contextual-spacing="false"/>
      <style:text-properties officeooo:rsid="000eb877" officeooo:paragraph-rsid="000eb877"/>
    </style:style>
    <style:style style:name="P16" style:family="paragraph" style:parent-style-name="Standard" style:list-style-name="WWNum1">
      <style:paragraph-properties fo:margin-top="0cm" fo:margin-bottom="0cm" loext:contextual-spacing="false" fo:line-height="115%"/>
      <style:text-properties officeooo:rsid="000eb877" officeooo:paragraph-rsid="000eb877"/>
    </style:style>
    <style:style style:name="P17" style:family="paragraph" style:parent-style-name="Standard" style:list-style-name="WWNum1">
      <style:paragraph-properties fo:margin-top="0cm" fo:margin-bottom="0cm" loext:contextual-spacing="false" fo:text-align="start" style:justify-single-word="false"/>
      <style:text-properties officeooo:rsid="000eb877" officeooo:paragraph-rsid="000eb877"/>
    </style:style>
    <style:style style:name="P18" style:family="paragraph" style:parent-style-name="Standard" style:list-style-name="WWNum1">
      <style:paragraph-properties fo:margin-top="0cm" fo:margin-bottom="0cm" loext:contextual-spacing="false" fo:line-height="115%"/>
      <style:text-properties officeooo:paragraph-rsid="000eb877"/>
    </style:style>
    <style:style style:name="P19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fo:language="es" fo:country="ES" fo:font-weight="bold" officeooo:rsid="0014a9fa" style:font-name-asian="Proxima Nova" style:font-size-asian="44pt" style:font-weight-asian="bold" style:font-name-complex="Proxima Nova" style:font-size-complex="44pt"/>
    </style:style>
    <style:style style:name="T5" style:family="text">
      <style:text-properties fo:language="es" fo:country="ES"/>
    </style:style>
    <style:style style:name="T6" style:family="text">
      <style:text-properties fo:font-size="14pt" fo:language="es" fo:country="ES" style:font-size-asian="14pt" style:font-size-complex="14pt"/>
    </style:style>
    <style:style style:name="T7" style:family="text">
      <style:text-properties fo:color="#1155cc" style:text-underline-style="none" style:text-underline-mode="continuous" style:text-overline-mode="continuous" style:text-line-through-mode="continuous"/>
    </style:style>
    <style:style style:name="T8" style:family="text">
      <style:text-properties officeooo:rsid="000eb877"/>
    </style:style>
    <style:style style:name="T9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aczyuw2yex2w"/><text:span text:style-name="Fuente_20_de_20_párrafo_20_predeter."><text:span text:style-name="T2">Obtener y organizar información</text:span></text:span><text:span text:style-name="Fuente_20_de_20_párrafo_20_predeter."><text:span text:style-name="T3"><text:line-break/></text:span></text:span><text:span text:style-name="Fuente_20_de_20_párrafo_20_predeter."><text:span text:style-name="T4">SQLote</text:span></text:span></text:p>
      <text:p text:style-name="P19"><text:span text:style-name="Fuente_20_de_20_párrafo_20_predeter."><text:span text:style-name="T5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5"><text:line-break/></text:span></text:span></text:p>
      <text:p text:style-name="P8"/>
      <text:p text:style-name="P1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6">Base de datos de conocimiento</text:span></text:span></text:p>
          </table:table-cell>
        </table:table-row>
        <table:table-row table:style-name="Tabla1.2">
          <table:table-cell table:style-name="Tabla1.A6" table:number-rows-spanned="5" office:value-type="string">
            <text:p text:style-name="P5"/>
            <text:list xml:id="list2931528508" text:style-name="WWNum1">
              <text:list-item>
                <text:p text:style-name="P14"><text:span text:style-name="T8">Odoo</text:span>:</text:p>
                <text:list>
                  <text:list-item>
                    <text:p text:style-name="P15">Teoría:</text:p>
                    <text:list>
                      <text:list-item>
                        <text:p text:style-name="P18">Web <text:span text:style-name="T8">1</text:span>:<text:span text:style-name="Fuente_20_de_20_párrafo_20_predeter."><text:span text:style-name="T7"> </text:span></text:span><text:a xlink:type="simple" xlink:href="https://www.indaws.es/que-es-odoo" text:style-name="Internet_20_link" text:visited-style-name="Visited_20_Internet_20_Link"><text:span text:style-name="Fuente_20_de_20_párrafo_20_predeter."><text:span text:style-name="T9">https://www.indaws.es/que-es-odoo</text:span></text:span></text:a></text:p>
                        <text:list>
                          <text:list-item>
                            <text:p text:style-name="P16">Explica lo que es Odoo, las aplicaciones que tiene y varios datos sobre este servicio.</text:p>
                          </text:list-item>
                        </text:list>
                      </text:list-item>
                      <text:list-item>
                        <text:p text:style-name="P16">Web 2: <text:a xlink:type="simple" xlink:href="https://www.mit-mut.com/blog/casos-de-exito-5/exitodeodoo-33" text:style-name="Internet_20_link" text:visited-style-name="Visited_20_Internet_20_Link">https://www.mit-mut.com/blog/casos-de-exito-5/exitodeodoo-33</text:a></text:p>
                        <text:list>
                          <text:list-item>
                            <text:p text:style-name="P16">Explica la historia de Odoo y como ha llegado a lo que es ahora.</text:p>
                          </text:list-item>
                        </text:list>
                      </text:list-item>
                      <text:list-item>
                        <text:p text:style-name="P16">Web 3: <text:a xlink:type="simple" xlink:href="https://openwebinars.net/blog/que-es-odoo/" text:style-name="Internet_20_link" text:visited-style-name="Visited_20_Internet_20_Link">https://openwebinars.net/blog/que-es-odoo/</text:a></text:p>
                        <text:list>
                          <text:list-item>
                            <text:p text:style-name="P16">Explica también que es Odoo, las versiones que ha tenido y las características que tiene.</text:p>
                          </text:list-item>
                        </text:list>
                      </text:list-item>
                    </text:list>
                    <text:p text:style-name="P13"/>
                  </text:list-item>
                </text:list>
              </text:list-item>
              <text:list-item>
                <text:p text:style-name="P15">PostgreSQL:</text:p>
                <text:list>
                  <text:list-item>
                    <text:p text:style-name="P15">Teoría:</text:p>
                    <text:list>
                      <text:list-item>
                        <text:p text:style-name="P15">Web 1: <text:a xlink:type="simple" xlink:href="https://kinsta.com/es/base-de-conocimiento/que-es-postgresql/" text:style-name="Internet_20_link" text:visited-style-name="Visited_20_Internet_20_Link">https://kinsta.com/es/base-de-conocimiento/que-es-postgresql/</text:a></text:p>
                        <text:list>
                          <text:list-item>
                            <text:p text:style-name="P15">Explica que es PostgreSQL, las características que tiene y cuando utilizarlo.</text:p>
                          </text:list-item>
                        </text:list>
                      </text:list-item>
                      <text:list-item>
                        <text:p text:style-name="P15">Web 2:</text:p>
                        <text:p text:style-name="P15"><text:a xlink:type="simple" xlink:href="https://www.ionos.es/digitalguide/servidores/know-how/postgresql/" text:style-name="Internet_20_link" text:visited-style-name="Visited_20_Internet_20_Link">https://www.ionos.es/digitalguide/servidores/know-how/postgresql/</text:a></text:p>
                        <text:list>
                          <text:list-item>
                            <text:p text:style-name="P15">Proporciona datos sobre las bases de datos de PostgreSQL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5">Tutoriales:</text:p>
                    <text:list>
                      <text:list-item>
                        <text:p text:style-name="P15">Web 1: <text:a xlink:type="simple" xlink:href="https://www.digitalocean.com/community/tutorials/how-to-install-and-use-postgresql-on-ubuntu-20-04-es" text:style-name="Internet_20_link" text:visited-style-name="Visited_20_Internet_20_Link">https://www.digitalocean.com/community/tutorials/how-to-install-and-use-postgresql-on-ubuntu-20-04-es</text:a></text:p>
                        <text:list>
                          <text:list-item>
                            <text:p text:style-name="P15">En castellano. Como instalar y utilizar PostgreSQL en Ubuntu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Docker: </text:p>
                <text:list>
                  <text:list-item>
                    <text:p text:style-name="P15">Teoría: </text:p>
                    <text:list>
                      <text:list-item>
                        <text:p text:style-name="P12"><text:span text:style-name="T8">Web 1: </text:span><text:a xlink:type="simple" xlink:href="https://aws.amazon.com/es/docker/#:~:text=Docker%20le%20proporciona%20una%20manera,sistema%20operativo%20de%20un%20servidor" text:style-name="Internet_20_link" text:visited-style-name="Visited_20_Internet_20_Link">https://aws.amazon.com/es/docker/#:~:text=Docker%20le%20proporciona%20una%20manera,sistema%20operativo%20de%20un%20servidor</text:a></text:p>
                        <text:list>
                          <text:list-item>
                            <text:p text:style-name="P17">Explica que es Docker, como usarlo, por qué usarlo y cuando usarlo.</text:p>
                          </text:list-item>
                        </text:list>
                      </text:list-item>
                      <text:list-item>
                        <text:p text:style-name="P17">Web 2: <text:a xlink:type="simple" xlink:href="https://dominicode.com/que-es-docker/" text:style-name="Internet_20_link" text:visited-style-name="Visited_20_Internet_20_Link">https://dominicode.com/que-es-docker/</text:a></text:p>
                        <text:list>
                          <text:list-item>
                            <text:p text:style-name="P17">Explica que es Docker y algunos comandos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7">Tutoriales: </text:p>
                    <text:list>
                      <text:list-item>
                        <text:p text:style-name="P17">Web 1: <text:a xlink:type="simple" xlink:href="https://www.ionos.es/digitalguide/servidores/configuracion/instalar-docker-en-windows-10/" text:style-name="Internet_20_link" text:visited-style-name="Visited_20_Internet_20_Link">https://www.ionos.es/digitalguide/servidores/configuracion/instalar-docker-en-windows-10/</text:a></text:p>
                        <text:list>
                          <text:list-item>
                            <text:p text:style-name="P17">Requisitos mínimos para instalar Docker y como instalarlo en Windows 10.</text:p>
                          </text:list-item>
                        </text:list>
                      </text:list-item>
                      <text:list-item>
                        <text:p text:style-name="P17"><text:soft-page-break/>Web 2: <text:a xlink:type="simple" xlink:href="https://www.hostinger.es/tutoriales/como-instalar-y-usar-docker-en-ubuntu" text:style-name="Internet_20_link" text:visited-style-name="Visited_20_Internet_20_Link">https://www.hostinger.es/tutoriales/como-instalar-y-usar-docker-en-ubuntu</text:a></text:p>
                        <text:list>
                          <text:list-item>
                            <text:p text:style-name="P17">Como instalar y configurar Docker en Ubuntu.</text:p>
                            <text:p text:style-name="P17"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GitHub:</text:p>
                <text:list>
                  <text:list-item>
                    <text:p text:style-name="P17">Teoría: </text:p>
                    <text:list>
                      <text:list-item>
                        <text:p text:style-name="P17">Web 1: <text:a xlink:type="simple" xlink:href="https://www.webempresa.com/hosting/que-es-github.html#:~:text=Github%20es%20un%20repositorio%20online,mundo%20a%20cooperar%20en%20ellos" text:style-name="Internet_20_link" text:visited-style-name="Visited_20_Internet_20_Link">https://www.webempresa.com/hosting/que-es-github.html#:~:text=Github%20es%20un%20repositorio%20online,mundo%20a%20cooperar%20en%20ellos</text:a></text:p>
                        <text:list>
                          <text:list-item>
                            <text:p text:style-name="P17">Que es GitHub, para qué sirve y cuando usarlo.</text:p>
                          </text:list-item>
                        </text:list>
                      </text:list-item>
                      <text:list-item>
                        <text:p text:style-name="P17">Web 2: <text:a xlink:type="simple" xlink:href="https://blog.nubecolectiva.com/que-es-github-historia-y-otros-detalles/" text:style-name="Internet_20_link" text:visited-style-name="Visited_20_Internet_20_Link">https://blog.nubecolectiva.com/que-es-github-historia-y-otros-detalles/</text:a></text:p>
                        <text:list>
                          <text:list-item>
                            <text:p text:style-name="P17">Que es GitHub, su historia y otros detall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4:00Z</meta:creation-date>
    <dc:date>2024-02-13T16:19:56.425045020</dc:date>
    <meta:editing-cycles>4</meta:editing-cycles>
    <meta:editing-duration>PT14M13S</meta:editing-duration>
    <meta:document-statistic meta:table-count="1" meta:image-count="1" meta:object-count="0" meta:page-count="3" meta:paragraph-count="42" meta:word-count="224" meta:character-count="1929" meta:non-whitespace-character-count="1772"/>
    <meta:template xlink:type="simple" xlink:actuate="onRequest" xlink:title="" xlink:href="Normal"/>
  </office:meta>
</office:document-meta>
</file>